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Rank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24.376672">
            <text:p>124.376672</text:p>
          </table:table-cell>
          <table:table-cell office:value-type="float" office:value="373.130016">
            <text:p>373.130016</text:p>
          </table:table-cell>
          <table:table-cell office:value-type="float" office:value="746.260032">
            <text:p>746.260032</text:p>
          </table:table-cell>
          <table:table-cell office:value-type="float" office:value="1243.76672">
            <text:p>1243.76672</text:p>
          </table:table-cell>
          <table:table-cell office:value-type="float" office:value="1865.65008">
            <text:p>1865.65008</text:p>
          </table:table-cell>
          <table:table-cell office:value-type="float" office:value="2114.403424">
            <text:p>2114.403424</text:p>
          </table:table-cell>
          <table:table-cell office:value-type="float" office:value="2363.156767">
            <text:p>2363.156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79985">
            <text:p>3.779985</text:p>
          </table:table-cell>
          <table:table-cell office:value-type="float" office:value="34.019866">
            <text:p>34.019866</text:p>
          </table:table-cell>
          <table:table-cell office:value-type="float" office:value="136.079463">
            <text:p>136.079463</text:p>
          </table:table-cell>
          <table:table-cell office:value-type="float" office:value="377.998508">
            <text:p>377.998508</text:p>
          </table:table-cell>
          <table:table-cell office:value-type="float" office:value="850.496643">
            <text:p>850.496643</text:p>
          </table:table-cell>
          <table:table-cell office:value-type="float" office:value="1092.415688">
            <text:p>1092.415688</text:p>
          </table:table-cell>
          <table:table-cell office:value-type="float" office:value="1364.574614">
            <text:p>1364.5746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6835">
            <text:p>0.076835</text:p>
          </table:table-cell>
          <table:table-cell office:value-type="float" office:value="2.074537">
            <text:p>2.074537</text:p>
          </table:table-cell>
          <table:table-cell office:value-type="float" office:value="16.596295">
            <text:p>16.596295</text:p>
          </table:table-cell>
          <table:table-cell office:value-type="float" office:value="76.834701">
            <text:p>76.834701</text:p>
          </table:table-cell>
          <table:table-cell office:value-type="float" office:value="259.317116">
            <text:p>259.317116</text:p>
          </table:table-cell>
          <table:table-cell office:value-type="float" office:value="377.488886">
            <text:p>377.488886</text:p>
          </table:table-cell>
          <table:table-cell office:value-type="float" office:value="527.009214">
            <text:p>527.0092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1469">
            <text:p>0.001469</text:p>
          </table:table-cell>
          <table:table-cell office:value-type="float" office:value="0.118969">
            <text:p>0.118969</text:p>
          </table:table-cell>
          <table:table-cell office:value-type="float" office:value="1.903498">
            <text:p>1.903498</text:p>
          </table:table-cell>
          <table:table-cell office:value-type="float" office:value="14.687483">
            <text:p>14.687483</text:p>
          </table:table-cell>
          <table:table-cell office:value-type="float" office:value="74.35538">
            <text:p>74.35538</text:p>
          </table:table-cell>
          <table:table-cell office:value-type="float" office:value="122.671323">
            <text:p>122.671323</text:p>
          </table:table-cell>
          <table:table-cell office:value-type="float" office:value="191.408741">
            <text:p>191.4087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036">
            <text:p>0.000036</text:p>
          </table:table-cell>
          <table:table-cell office:value-type="float" office:value="0.008657">
            <text:p>0.008657</text:p>
          </table:table-cell>
          <table:table-cell office:value-type="float" office:value="0.277019">
            <text:p>0.277019</text:p>
          </table:table-cell>
          <table:table-cell office:value-type="float" office:value="3.562487">
            <text:p>3.562487</text:p>
          </table:table-cell>
          <table:table-cell office:value-type="float" office:value="27.052635">
            <text:p>27.052635</text:p>
          </table:table-cell>
          <table:table-cell office:value-type="float" office:value="50.582221">
            <text:p>50.582221</text:p>
          </table:table-cell>
          <table:table-cell office:value-type="float" office:value="88.210704">
            <text:p>88.210704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.000885">
            <text:p>0.000885</text:p>
          </table:table-cell>
          <table:table-cell office:value-type="float" office:value="0.056647">
            <text:p>0.056647</text:p>
          </table:table-cell>
          <table:table-cell office:value-type="float" office:value="1.214147">
            <text:p>1.214147</text:p>
          </table:table-cell>
          <table:table-cell office:value-type="float" office:value="13.829888">
            <text:p>13.829888</text:p>
          </table:table-cell>
          <table:table-cell office:value-type="float" office:value="29.306545">
            <text:p>29.306545</text:p>
          </table:table-cell>
          <table:table-cell office:value-type="float" office:value="57.120592">
            <text:p>57.120592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000103">
            <text:p>0.000103</text:p>
          </table:table-cell>
          <table:table-cell office:value-type="float" office:value="0.013137">
            <text:p>0.013137</text:p>
          </table:table-cell>
          <table:table-cell office:value-type="float" office:value="0.469276">
            <text:p>0.469276</text:p>
          </table:table-cell>
          <table:table-cell office:value-type="float" office:value="8.018024">
            <text:p>8.018024</text:p>
          </table:table-cell>
          <table:table-cell office:value-type="float" office:value="19.256219">
            <text:p>19.256219</text:p>
          </table:table-cell>
          <table:table-cell office:value-type="float" office:value="41.947276">
            <text:p>41.94727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003315">
            <text:p>0.003315</text:p>
          </table:table-cell>
          <table:table-cell office:value-type="float" office:value="0.197391">
            <text:p>0.197391</text:p>
          </table:table-cell>
          <table:table-cell office:value-type="float" office:value="5.058911">
            <text:p>5.058911</text:p>
          </table:table-cell>
          <table:table-cell office:value-type="float" office:value="13.769507">
            <text:p>13.769507</text:p>
          </table:table-cell>
          <table:table-cell office:value-type="float" office:value="33.523999">
            <text:p>33.52399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000913">
            <text:p>0.000913</text:p>
          </table:table-cell>
          <table:table-cell office:value-type="float" office:value="0.090604">
            <text:p>0.090604</text:p>
          </table:table-cell>
          <table:table-cell office:value-type="float" office:value="3.483114">
            <text:p>3.483114</text:p>
          </table:table-cell>
          <table:table-cell office:value-type="float" office:value="10.744512">
            <text:p>10.744512</text:p>
          </table:table-cell>
          <table:table-cell office:value-type="float" office:value="29.236731">
            <text:p>29.236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000249">
            <text:p>0.000249</text:p>
          </table:table-cell>
          <table:table-cell office:value-type="float" office:value="0.041118">
            <text:p>0.041118</text:p>
          </table:table-cell>
          <table:table-cell office:value-type="float" office:value="2.371092">
            <text:p>2.371092</text:p>
          </table:table-cell>
          <table:table-cell office:value-type="float" office:value="8.289435">
            <text:p>8.289435</text:p>
          </table:table-cell>
          <table:table-cell office:value-type="float" office:value="25.209935">
            <text:p>25.2099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00071">
            <text:p>0.000071</text:p>
          </table:table-cell>
          <table:table-cell office:value-type="float" office:value="0.01948">
            <text:p>0.01948</text:p>
          </table:table-cell>
          <table:table-cell office:value-type="float" office:value="1.684933">
            <text:p>1.684933</text:p>
          </table:table-cell>
          <table:table-cell office:value-type="float" office:value="6.676007">
            <text:p>6.676007</text:p>
          </table:table-cell>
          <table:table-cell office:value-type="float" office:value="22.691765">
            <text:p>22.6917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office:value-type="float" office:value="0.009192">
            <text:p>0.009192</text:p>
          </table:table-cell>
          <table:table-cell office:value-type="float" office:value="1.192643">
            <text:p>1.192643</text:p>
          </table:table-cell>
          <table:table-cell office:value-type="float" office:value="5.355528">
            <text:p>5.355528</text:p>
          </table:table-cell>
          <table:table-cell office:value-type="float" office:value="20.345037">
            <text:p>20.34503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  <table:table-cell office:value-type="float" office:value="0.004434">
            <text:p>0.004434</text:p>
          </table:table-cell>
          <table:table-cell office:value-type="float" office:value="0.862902">
            <text:p>0.862902</text:p>
          </table:table-cell>
          <table:table-cell office:value-type="float" office:value="4.391482">
            <text:p>4.391482</text:p>
          </table:table-cell>
          <table:table-cell office:value-type="float" office:value="18.645411">
            <text:p>18.6454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  <table:table-cell office:value-type="float" office:value="0.002139">
            <text:p>0.002139</text:p>
          </table:table-cell>
          <table:table-cell office:value-type="float" office:value="0.624571">
            <text:p>0.624571</text:p>
          </table:table-cell>
          <table:table-cell office:value-type="float" office:value="3.602377">
            <text:p>3.602377</text:p>
          </table:table-cell>
          <table:table-cell office:value-type="float" office:value="17.094433">
            <text:p>17.0944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office:value-type="float" office:value="0.00105">
            <text:p>0.00105</text:p>
          </table:table-cell>
          <table:table-cell office:value-type="float" office:value="0.459884">
            <text:p>0.459884</text:p>
          </table:table-cell>
          <table:table-cell office:value-type="float" office:value="3.006165">
            <text:p>3.006165</text:p>
          </table:table-cell>
          <table:table-cell office:value-type="float" office:value="15.943477">
            <text:p>15.9434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float" office:value="0.000513">
            <text:p>0.000513</text:p>
          </table:table-cell>
          <table:table-cell office:value-type="float" office:value="0.337135">
            <text:p>0.337135</text:p>
          </table:table-cell>
          <table:table-cell office:value-type="float" office:value="2.497621">
            <text:p>2.497621</text:p>
          </table:table-cell>
          <table:table-cell office:value-type="float" office:value="14.804763">
            <text:p>14.8047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float" office:value="0.000254">
            <text:p>0.000254</text:p>
          </table:table-cell>
          <table:table-cell office:value-type="float" office:value="0.250269">
            <text:p>0.250269</text:p>
          </table:table-cell>
          <table:table-cell office:value-type="float" office:value="2.101294">
            <text:p>2.101294</text:p>
          </table:table-cell>
          <table:table-cell office:value-type="float" office:value="13.920868">
            <text:p>13.9208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0.000126">
            <text:p>0.000126</text:p>
          </table:table-cell>
          <table:table-cell office:value-type="float" office:value="0.185823">
            <text:p>0.185823</text:p>
          </table:table-cell>
          <table:table-cell office:value-type="float" office:value="1.768221">
            <text:p>1.768221</text:p>
          </table:table-cell>
          <table:table-cell office:value-type="float" office:value="13.092448">
            <text:p>13.0924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float" office:value="0.000062">
            <text:p>0.000062</text:p>
          </table:table-cell>
          <table:table-cell office:value-type="float" office:value="0.138246">
            <text:p>0.138246</text:p>
          </table:table-cell>
          <table:table-cell office:value-type="float" office:value="1.490894">
            <text:p>1.490894</text:p>
          </table:table-cell>
          <table:table-cell office:value-type="float" office:value="12.337744">
            <text:p>12.3377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float" office:value="0.102898">
            <text:p>0.102898</text:p>
          </table:table-cell>
          <table:table-cell office:value-type="float" office:value="1.257649">
            <text:p>1.257649</text:p>
          </table:table-cell>
          <table:table-cell office:value-type="float" office:value="11.631962">
            <text:p>11.6319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office:value-type="float" office:value="0.076657">
            <text:p>0.076657</text:p>
          </table:table-cell>
          <table:table-cell office:value-type="float" office:value="1.061852">
            <text:p>1.061852</text:p>
          </table:table-cell>
          <table:table-cell office:value-type="float" office:value="10.976464">
            <text:p>10.9764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0.057104">
            <text:p>0.057104</text:p>
          </table:table-cell>
          <table:table-cell office:value-type="float" office:value="0.896463">
            <text:p>0.896463</text:p>
          </table:table-cell>
          <table:table-cell office:value-type="float" office:value="10.357027">
            <text:p>10.3570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office:value-type="float" office:value="0.042555">
            <text:p>0.042555</text:p>
          </table:table-cell>
          <table:table-cell office:value-type="float" office:value="0.757149">
            <text:p>0.757149</text:p>
          </table:table-cell>
          <table:table-cell office:value-type="float" office:value="9.77662">
            <text:p>9.776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0.031714">
            <text:p>0.031714</text:p>
          </table:table-cell>
          <table:table-cell office:value-type="float" office:value="0.639497">
            <text:p>0.639497</text:p>
          </table:table-cell>
          <table:table-cell office:value-type="float" office:value="9.228923">
            <text:p>9.22892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0.02364">
            <text:p>0.02364</text:p>
          </table:table-cell>
          <table:table-cell office:value-type="float" office:value="0.540245">
            <text:p>0.540245</text:p>
          </table:table-cell>
          <table:table-cell office:value-type="float" office:value="8.713798">
            <text:p>8.7137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0.017629">
            <text:p>0.017629</text:p>
          </table:table-cell>
          <table:table-cell office:value-type="float" office:value="0.456579">
            <text:p>0.456579</text:p>
          </table:table-cell>
          <table:table-cell office:value-type="float" office:value="8.230712">
            <text:p>8.2307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0.013145">
            <text:p>0.013145</text:p>
          </table:table-cell>
          <table:table-cell office:value-type="float" office:value="0.385836">
            <text:p>0.385836</text:p>
          </table:table-cell>
          <table:table-cell office:value-type="float" office:value="7.77372">
            <text:p>7.773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0.009807">
            <text:p>0.009807</text:p>
          </table:table-cell>
          <table:table-cell office:value-type="float" office:value="0.326257">
            <text:p>0.326257</text:p>
          </table:table-cell>
          <table:table-cell office:value-type="float" office:value="7.346686">
            <text:p>7.34668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0.007313">
            <text:p>0.007313</text:p>
          </table:table-cell>
          <table:table-cell office:value-type="float" office:value="0.275716">
            <text:p>0.275716</text:p>
          </table:table-cell>
          <table:table-cell office:value-type="float" office:value="6.939006">
            <text:p>6.939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0.005456">
            <text:p>0.005456</text:p>
          </table:table-cell>
          <table:table-cell office:value-type="float" office:value="0.233148">
            <text:p>0.233148</text:p>
          </table:table-cell>
          <table:table-cell office:value-type="float" office:value="6.558007">
            <text:p>6.5580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0.004069">
            <text:p>0.004069</text:p>
          </table:table-cell>
          <table:table-cell office:value-type="float" office:value="0.197036">
            <text:p>0.197036</text:p>
          </table:table-cell>
          <table:table-cell office:value-type="float" office:value="6.194265">
            <text:p>6.1942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0.003036">
            <text:p>0.003036</text:p>
          </table:table-cell>
          <table:table-cell office:value-type="float" office:value="0.166619">
            <text:p>0.166619</text:p>
          </table:table-cell>
          <table:table-cell office:value-type="float" office:value="5.854295">
            <text:p>5.85429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0.002264">
            <text:p>0.002264</text:p>
          </table:table-cell>
          <table:table-cell office:value-type="float" office:value="0.140815">
            <text:p>0.140815</text:p>
          </table:table-cell>
          <table:table-cell office:value-type="float" office:value="5.529722">
            <text:p>5.5297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0.001689">
            <text:p>0.001689</text:p>
          </table:table-cell>
          <table:table-cell office:value-type="float" office:value="0.11908">
            <text:p>0.11908</text:p>
          </table:table-cell>
          <table:table-cell office:value-type="float" office:value="5.226338">
            <text:p>5.2263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0.00126">
            <text:p>0.00126</text:p>
          </table:table-cell>
          <table:table-cell office:value-type="float" office:value="0.10064">
            <text:p>0.10064</text:p>
          </table:table-cell>
          <table:table-cell office:value-type="float" office:value="4.936692">
            <text:p>4.93669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0.00094">
            <text:p>0.00094</text:p>
          </table:table-cell>
          <table:table-cell office:value-type="float" office:value="0.085108">
            <text:p>0.085108</text:p>
          </table:table-cell>
          <table:table-cell office:value-type="float" office:value="4.665937">
            <text:p>4.6659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0.000701">
            <text:p>0.000701</text:p>
          </table:table-cell>
          <table:table-cell office:value-type="float" office:value="0.071931">
            <text:p>0.071931</text:p>
          </table:table-cell>
          <table:table-cell office:value-type="float" office:value="4.407444">
            <text:p>4.40744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0.000523">
            <text:p>0.000523</text:p>
          </table:table-cell>
          <table:table-cell office:value-type="float" office:value="0.06083">
            <text:p>0.06083</text:p>
          </table:table-cell>
          <table:table-cell office:value-type="float" office:value="4.165794">
            <text:p>4.16579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0.00039">
            <text:p>0.00039</text:p>
          </table:table-cell>
          <table:table-cell office:value-type="float" office:value="0.051413">
            <text:p>0.051413</text:p>
          </table:table-cell>
          <table:table-cell office:value-type="float" office:value="3.935091">
            <text:p>3.93509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0.000291">
            <text:p>0.000291</text:p>
          </table:table-cell>
          <table:table-cell office:value-type="float" office:value="0.04348">
            <text:p>0.04348</text:p>
          </table:table-cell>
          <table:table-cell office:value-type="float" office:value="3.719408">
            <text:p>3.7194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0.000217">
            <text:p>0.000217</text:p>
          </table:table-cell>
          <table:table-cell office:value-type="float" office:value="0.036749">
            <text:p>0.036749</text:p>
          </table:table-cell>
          <table:table-cell office:value-type="float" office:value="3.513497">
            <text:p>3.5134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office:value-type="float" office:value="0.000162">
            <text:p>0.000162</text:p>
          </table:table-cell>
          <table:table-cell office:value-type="float" office:value="0.031079">
            <text:p>0.031079</text:p>
          </table:table-cell>
          <table:table-cell office:value-type="float" office:value="3.320982">
            <text:p>3.32098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0.000121">
            <text:p>0.000121</text:p>
          </table:table-cell>
          <table:table-cell office:value-type="float" office:value="0.026269">
            <text:p>0.026269</text:p>
          </table:table-cell>
          <table:table-cell office:value-type="float" office:value="3.137192">
            <text:p>3.1371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.00009">
            <text:p>0.00009</text:p>
          </table:table-cell>
          <table:table-cell office:value-type="float" office:value="0.022216">
            <text:p>0.022216</text:p>
          </table:table-cell>
          <table:table-cell office:value-type="float" office:value="2.965349">
            <text:p>2.96534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0.000067">
            <text:p>0.000067</text:p>
          </table:table-cell>
          <table:table-cell office:value-type="float" office:value="0.018778">
            <text:p>0.018778</text:p>
          </table:table-cell>
          <table:table-cell office:value-type="float" office:value="2.801296">
            <text:p>2.8012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.00005">
            <text:p>0.00005</text:p>
          </table:table-cell>
          <table:table-cell office:value-type="float" office:value="0.015881">
            <text:p>0.015881</text:p>
          </table:table-cell>
          <table:table-cell office:value-type="float" office:value="2.647899">
            <text:p>2.64789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office:value-type="float" office:value="0.013424">
            <text:p>0.013424</text:p>
          </table:table-cell>
          <table:table-cell office:value-type="float" office:value="2.501459">
            <text:p>2.50145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office:value-type="float" office:value="0.011353">
            <text:p>0.011353</text:p>
          </table:table-cell>
          <table:table-cell office:value-type="float" office:value="2.364524">
            <text:p>2.36452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office:value-type="float" office:value="0.009597">
            <text:p>0.009597</text:p>
          </table:table-cell>
          <table:table-cell office:value-type="float" office:value="2.2338">
            <text:p>2.23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0.008116">
            <text:p>0.008116</text:p>
          </table:table-cell>
          <table:table-cell office:value-type="float" office:value="2.111555">
            <text:p>2.1115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office:value-type="float" office:value="0.006861">
            <text:p>0.006861</text:p>
          </table:table-cell>
          <table:table-cell office:value-type="float" office:value="1.994857">
            <text:p>1.99485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office:value-type="float" office:value="0.005803">
            <text:p>0.005803</text:p>
          </table:table-cell>
          <table:table-cell office:value-type="float" office:value="1.885722">
            <text:p>1.88572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office:value-type="float" office:value="0.004905">
            <text:p>0.004905</text:p>
          </table:table-cell>
          <table:table-cell office:value-type="float" office:value="1.781541">
            <text:p>1.78154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office:value-type="float" office:value="0.004149">
            <text:p>0.004149</text:p>
          </table:table-cell>
          <table:table-cell office:value-type="float" office:value="1.684107">
            <text:p>1.68410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office:value-type="float" office:value="0.003507">
            <text:p>0.003507</text:p>
          </table:table-cell>
          <table:table-cell office:value-type="float" office:value="1.591097">
            <text:p>1.59109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office:value-type="float" office:value="0.002966">
            <text:p>0.002966</text:p>
          </table:table-cell>
          <table:table-cell office:value-type="float" office:value="1.504105">
            <text:p>1.5041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0.002508">
            <text:p>0.002508</text:p>
          </table:table-cell>
          <table:table-cell office:value-type="float" office:value="1.421065">
            <text:p>1.42106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0.002121">
            <text:p>0.002121</text:p>
          </table:table-cell>
          <table:table-cell office:value-type="float" office:value="1.343395">
            <text:p>1.34339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0.001793">
            <text:p>0.001793</text:p>
          </table:table-cell>
          <table:table-cell office:value-type="float" office:value="1.269254">
            <text:p>1.2692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0.001517">
            <text:p>0.001517</text:p>
          </table:table-cell>
          <table:table-cell office:value-type="float" office:value="1.199903">
            <text:p>1.19990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0.001282">
            <text:p>0.001282</text:p>
          </table:table-cell>
          <table:table-cell office:value-type="float" office:value="1.133705">
            <text:p>1.1337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0.001084">
            <text:p>0.001084</text:p>
          </table:table-cell>
          <table:table-cell office:value-type="float" office:value="1.07178">
            <text:p>1.0717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0.000917">
            <text:p>0.000917</text:p>
          </table:table-cell>
          <table:table-cell office:value-type="float" office:value="1.012671">
            <text:p>1.01267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0.000776">
            <text:p>0.000776</text:p>
          </table:table-cell>
          <table:table-cell office:value-type="float" office:value="0.957375">
            <text:p>0.95737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0.000656">
            <text:p>0.000656</text:p>
          </table:table-cell>
          <table:table-cell office:value-type="float" office:value="0.904595">
            <text:p>0.90459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0.000555">
            <text:p>0.000555</text:p>
          </table:table-cell>
          <table:table-cell office:value-type="float" office:value="0.855217">
            <text:p>0.8552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0.000469">
            <text:p>0.000469</text:p>
          </table:table-cell>
          <table:table-cell office:value-type="float" office:value="0.808085">
            <text:p>0.80808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0.000397">
            <text:p>0.000397</text:p>
          </table:table-cell>
          <table:table-cell office:value-type="float" office:value="0.76399">
            <text:p>0.7639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0.000335">
            <text:p>0.000335</text:p>
          </table:table-cell>
          <table:table-cell office:value-type="float" office:value="0.721901">
            <text:p>0.7219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0.000284">
            <text:p>0.000284</text:p>
          </table:table-cell>
          <table:table-cell office:value-type="float" office:value="0.682521">
            <text:p>0.6825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0.00024">
            <text:p>0.00024</text:p>
          </table:table-cell>
          <table:table-cell office:value-type="float" office:value="0.644935">
            <text:p>0.64493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0.000203">
            <text:p>0.000203</text:p>
          </table:table-cell>
          <table:table-cell office:value-type="float" office:value="0.609765">
            <text:p>0.60976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0.000172">
            <text:p>0.000172</text:p>
          </table:table-cell>
          <table:table-cell office:value-type="float" office:value="0.576197">
            <text:p>0.57619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0.000145">
            <text:p>0.000145</text:p>
          </table:table-cell>
          <table:table-cell office:value-type="float" office:value="0.544787">
            <text:p>0.54478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0.000123">
            <text:p>0.000123</text:p>
          </table:table-cell>
          <table:table-cell office:value-type="float" office:value="0.514807">
            <text:p>0.51480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0.000104">
            <text:p>0.000104</text:p>
          </table:table-cell>
          <table:table-cell office:value-type="float" office:value="0.486753">
            <text:p>0.48675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0.000088">
            <text:p>0.000088</text:p>
          </table:table-cell>
          <table:table-cell office:value-type="float" office:value="0.459977">
            <text:p>0.45997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0.000074">
            <text:p>0.000074</text:p>
          </table:table-cell>
          <table:table-cell office:value-type="float" office:value="0.434919">
            <text:p>0.43491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0.000063">
            <text:p>0.000063</text:p>
          </table:table-cell>
          <table:table-cell office:value-type="float" office:value="0.411003">
            <text:p>0.41100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0.000053">
            <text:p>0.000053</text:p>
          </table:table-cell>
          <table:table-cell office:value-type="float" office:value="0.388621">
            <text:p>0.38862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6"/>
          <table:table-cell office:value-type="float" office:value="0.367259">
            <text:p>0.36725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6"/>
          <table:table-cell office:value-type="float" office:value="0.347265">
            <text:p>0.3472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6"/>
          <table:table-cell office:value-type="float" office:value="0.328184">
            <text:p>0.3281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6"/>
          <table:table-cell office:value-type="float" office:value="0.310324">
            <text:p>0.31032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6"/>
          <table:table-cell office:value-type="float" office:value="0.293279">
            <text:p>0.29327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6"/>
          <table:table-cell office:value-type="float" office:value="0.277324">
            <text:p>0.27732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6"/>
          <table:table-cell office:value-type="float" office:value="0.262098">
            <text:p>0.26209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6"/>
          <table:table-cell office:value-type="float" office:value="0.247844">
            <text:p>0.2478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6"/>
          <table:table-cell office:value-type="float" office:value="0.234242">
            <text:p>0.23424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6"/>
          <table:table-cell office:value-type="float" office:value="0.221507">
            <text:p>0.22150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6"/>
          <table:table-cell office:value-type="float" office:value="0.209355">
            <text:p>0.20935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6"/>
          <table:table-cell office:value-type="float" office:value="0.197978">
            <text:p>0.19797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6"/>
          <table:table-cell office:value-type="float" office:value="0.18712">
            <text:p>0.187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6"/>
          <table:table-cell office:value-type="float" office:value="0.176955">
            <text:p>0.1769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6"/>
          <table:table-cell office:value-type="float" office:value="0.167255">
            <text:p>0.1672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6"/>
          <table:table-cell office:value-type="float" office:value="0.158172">
            <text:p>0.15817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6"/>
          <table:table-cell office:value-type="float" office:value="0.149504">
            <text:p>0.14950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6"/>
          <table:table-cell office:value-type="float" office:value="0.141388">
            <text:p>0.14138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6"/>
          <table:table-cell office:value-type="float" office:value="0.133644">
            <text:p>0.1336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6"/>
          <table:table-cell office:value-type="float" office:value="0.126391">
            <text:p>0.12639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6"/>
          <table:table-cell office:value-type="float" office:value="0.119471">
            <text:p>0.11947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6"/>
          <table:table-cell office:value-type="float" office:value="0.11299">
            <text:p>0.1129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6"/>
          <table:table-cell office:value-type="float" office:value="0.106806">
            <text:p>0.1068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6"/>
          <table:table-cell office:value-type="float" office:value="0.101014">
            <text:p>0.10101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6"/>
          <table:table-cell office:value-type="float" office:value="0.095487">
            <text:p>0.09548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office:value-type="float" office:value="0.090311">
            <text:p>0.09031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office:value-type="float" office:value="0.085372">
            <text:p>0.08537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office:value-type="float" office:value="0.080746">
            <text:p>0.08074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office:value-type="float" office:value="0.076332">
            <text:p>0.07633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office:value-type="float" office:value="0.072197">
            <text:p>0.0721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office:value-type="float" office:value="0.068252">
            <text:p>0.06825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office:value-type="float" office:value="0.064557">
            <text:p>0.06455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office:value-type="float" office:value="0.061031">
            <text:p>0.0610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office:value-type="float" office:value="0.057727">
            <text:p>0.057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office:value-type="float" office:value="0.054575">
            <text:p>0.05457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office:value-type="float" office:value="0.051623">
            <text:p>0.05162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office:value-type="float" office:value="0.048805">
            <text:p>0.04880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office:value-type="float" office:value="0.046166">
            <text:p>0.04616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office:value-type="float" office:value="0.043647">
            <text:p>0.04364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office:value-type="float" office:value="0.041287">
            <text:p>0.04128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office:value-type="float" office:value="0.039036">
            <text:p>0.03903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office:value-type="float" office:value="0.036926">
            <text:p>0.0369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office:value-type="float" office:value="0.034914">
            <text:p>0.03491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office:value-type="float" office:value="0.033027">
            <text:p>0.03302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office:value-type="float" office:value="0.031228">
            <text:p>0.0312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office:value-type="float" office:value="0.029542">
            <text:p>0.02954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office:value-type="float" office:value="0.027933">
            <text:p>0.0279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office:value-type="float" office:value="0.026425">
            <text:p>0.02642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office:value-type="float" office:value="0.024986">
            <text:p>0.02498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office:value-type="float" office:value="0.023638">
            <text:p>0.02363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office:value-type="float" office:value="0.022352">
            <text:p>0.02235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office:value-type="float" office:value="0.021146">
            <text:p>0.02114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office:value-type="float" office:value="0.019996">
            <text:p>0.01999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office:value-type="float" office:value="0.018918">
            <text:p>0.0189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office:value-type="float" office:value="0.017889">
            <text:p>0.01788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office:value-type="float" office:value="0.016925">
            <text:p>0.01692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office:value-type="float" office:value="0.016005">
            <text:p>0.0160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office:value-type="float" office:value="0.015143">
            <text:p>0.01514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office:value-type="float" office:value="0.01432">
            <text:p>0.014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office:value-type="float" office:value="0.013549">
            <text:p>0.0135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office:value-type="float" office:value="0.012814">
            <text:p>0.0128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office:value-type="float" office:value="0.012124">
            <text:p>0.01212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office:value-type="float" office:value="0.011466">
            <text:p>0.01146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office:value-type="float" office:value="0.010849">
            <text:p>0.01084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office:value-type="float" office:value="0.01026">
            <text:p>0.0102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office:value-type="float" office:value="0.009708">
            <text:p>0.0097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office:value-type="float" office:value="0.009182">
            <text:p>0.00918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office:value-type="float" office:value="0.008688">
            <text:p>0.00868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office:value-type="float" office:value="0.008217">
            <text:p>0.00821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office:value-type="float" office:value="0.007776">
            <text:p>0.00777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office:value-type="float" office:value="0.007354">
            <text:p>0.00735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office:value-type="float" office:value="0.006959">
            <text:p>0.00695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office:value-type="float" office:value="0.006582">
            <text:p>0.00658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office:value-type="float" office:value="0.006229">
            <text:p>0.00622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office:value-type="float" office:value="0.005892">
            <text:p>0.00589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office:value-type="float" office:value="0.005575">
            <text:p>0.00557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office:value-type="float" office:value="0.005274">
            <text:p>0.00527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office:value-type="float" office:value="0.004991">
            <text:p>0.00499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office:value-type="float" office:value="0.004721">
            <text:p>0.00472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office:value-type="float" office:value="0.004468">
            <text:p>0.00446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office:value-type="float" office:value="0.004226">
            <text:p>0.0042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office:value-type="float" office:value="0.003783">
            <text:p>0.00378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office:value-type="float" office:value="0.003581">
            <text:p>0.00358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office:value-type="float" office:value="0.003387">
            <text:p>0.00338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office:value-type="float" office:value="0.003206">
            <text:p>0.00320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office:value-type="float" office:value="0.003033">
            <text:p>0.00303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office:value-type="float" office:value="0.00287">
            <text:p>0.0028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office:value-type="float" office:value="0.002715">
            <text:p>0.00271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office:value-type="float" office:value="0.00257">
            <text:p>0.0025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office:value-type="float" office:value="0.002432">
            <text:p>0.00243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office:value-type="float" office:value="0.002301">
            <text:p>0.00230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office:value-type="float" office:value="0.002177">
            <text:p>0.00217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office:value-type="float" office:value="0.002061">
            <text:p>0.0020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office:value-type="float" office:value="0.00195">
            <text:p>0.001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office:value-type="float" office:value="0.001846">
            <text:p>0.00184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office:value-type="float" office:value="0.001746">
            <text:p>0.00174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office:value-type="float" office:value="0.001653">
            <text:p>0.00165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office:value-type="float" office:value="0.001564">
            <text:p>0.00156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office:value-type="float" office:value="0.00148">
            <text:p>0.0014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office:value-type="float" office:value="0.001401">
            <text:p>0.00140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office:value-type="float" office:value="0.001326">
            <text:p>0.00132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office:value-type="float" office:value="0.001255">
            <text:p>0.00125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office:value-type="float" office:value="0.001188">
            <text:p>0.00118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office:value-type="float" office:value="0.001124">
            <text:p>0.00112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office:value-type="float" office:value="0.001064">
            <text:p>0.00106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office:value-type="float" office:value="0.001007">
            <text:p>0.00100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office:value-type="float" office:value="0.000953">
            <text:p>0.0009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office:value-type="float" office:value="0.000902">
            <text:p>0.00090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office:value-type="float" office:value="0.000854">
            <text:p>0.00085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office:value-type="float" office:value="0.000808">
            <text:p>0.00080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office:value-type="float" office:value="0.000765">
            <text:p>0.00076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office:value-type="float" office:value="0.000724">
            <text:p>0.00072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office:value-type="float" office:value="0.000685">
            <text:p>0.00068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office:value-type="float" office:value="0.000648">
            <text:p>0.00064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office:value-type="float" office:value="0.000614">
            <text:p>0.00061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office:value-type="float" office:value="0.000581">
            <text:p>0.00058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office:value-type="float" office:value="0.00055">
            <text:p>0.0005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office:value-type="float" office:value="0.000521">
            <text:p>0.00052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office:value-type="float" office:value="0.000493">
            <text:p>0.00049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office:value-type="float" office:value="0.000467">
            <text:p>0.00046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office:value-type="float" office:value="0.000442">
            <text:p>0.00044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office:value-type="float" office:value="0.000418">
            <text:p>0.00041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office:value-type="float" office:value="0.000396">
            <text:p>0.00039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office:value-type="float" office:value="0.000375">
            <text:p>0.00037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office:value-type="float" office:value="0.000355">
            <text:p>0.00035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office:value-type="float" office:value="0.000336">
            <text:p>0.00033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office:value-type="float" office:value="0.000318">
            <text:p>0.0003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office:value-type="float" office:value="0.000301">
            <text:p>0.0003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office:value-type="float" office:value="0.000285">
            <text:p>0.00028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office:value-type="float" office:value="0.00027">
            <text:p>0.0002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office:value-type="float" office:value="0.000255">
            <text:p>0.00025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office:value-type="float" office:value="0.000242">
            <text:p>0.00024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office:value-type="float" office:value="0.000229">
            <text:p>0.00022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office:value-type="float" office:value="0.000217">
            <text:p>0.00021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office:value-type="float" office:value="0.000205">
            <text:p>0.00020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office:value-type="float" office:value="0.000194">
            <text:p>0.00019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office:value-type="float" office:value="0.000184">
            <text:p>0.00018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office:value-type="float" office:value="0.000174">
            <text:p>0.00017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office:value-type="float" office:value="0.000165">
            <text:p>0.00016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office:value-type="float" office:value="0.000156">
            <text:p>0.00015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office:value-type="float" office:value="0.000148">
            <text:p>0.00014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office:value-type="float" office:value="0.00014">
            <text:p>0.0001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office:value-type="float" office:value="0.000133">
            <text:p>0.00013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office:value-type="float" office:value="0.000126">
            <text:p>0.00012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office:value-type="float" office:value="0.000119">
            <text:p>0.00011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office:value-type="float" office:value="0.000113">
            <text:p>0.00011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office:value-type="float" office:value="0.000107">
            <text:p>0.00010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office:value-type="float" office:value="0.000101">
            <text:p>0.00010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office:value-type="float" office:value="0.000096">
            <text:p>0.00009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office:value-type="float" office:value="0.000091">
            <text:p>0.00009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office:value-type="float" office:value="0.000086">
            <text:p>0.00008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office:value-type="float" office:value="0.000081">
            <text:p>0.00008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office:value-type="float" office:value="0.000077">
            <text:p>0.00007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office:value-type="float" office:value="0.000073">
            <text:p>0.00007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office:value-type="float" office:value="0.000069">
            <text:p>0.00006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office:value-type="float" office:value="0.000065">
            <text:p>0.00006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office:value-type="float" office:value="0.000062">
            <text:p>0.00006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office:value-type="float" office:value="0.000059">
            <text:p>0.00005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office:value-type="float" office:value="0.000055">
            <text:p>0.00005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office:value-type="float" office:value="0.000053">
            <text:p>0.00005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office:value-type="float" office:value="0.00005">
            <text:p>0.0000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office:value-type="float" office:value="0.000047">
            <text:p>0.00004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office:value-type="float" office:value="0.000045">
            <text:p>0.00004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office:value-type="float" office:value="0.000042">
            <text:p>0.00004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office:value-type="float" office:value="0.00004">
            <text:p>0.0000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office:value-type="float" office:value="0.000038">
            <text:p>0.00003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office:value-type="float" office:value="0.000036">
            <text:p>0.00003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office:value-type="float" office:value="0.000034">
            <text:p>0.00003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office:value-type="float" office:value="0.000032">
            <text:p>0.00003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office:value-type="float" office:value="0.000031">
            <text:p>0.000031</text:p>
          </table:table-cell>
        </table:table-row>
      </table:table>
      <table:table table:name="HIT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278.07557">
            <text:p>2278.07557</text:p>
          </table:table-cell>
          <table:table-cell office:value-type="float" office:value="2269.26286">
            <text:p>2269.26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68661">
            <text:p>8.168661</text:p>
          </table:table-cell>
          <table:table-cell office:value-type="float" office:value="13.40307">
            <text:p>13.403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80478">
            <text:p>8.580478</text:p>
          </table:table-cell>
          <table:table-cell office:value-type="float" office:value="5.996211">
            <text:p>5.9962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095867">
            <text:p>4.095867</text:p>
          </table:table-cell>
          <table:table-cell office:value-type="float" office:value="9.523728">
            <text:p>9.5237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660586">
            <text:p>6.660586</text:p>
          </table:table-cell>
          <table:table-cell office:value-type="float" office:value="5.61812">
            <text:p>5.618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10866">
            <text:p>3.710866</text:p>
          </table:table-cell>
          <table:table-cell office:value-type="float" office:value="10.07733">
            <text:p>10.077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878475">
            <text:p>5.878475</text:p>
          </table:table-cell>
          <table:table-cell office:value-type="float" office:value="5.632595">
            <text:p>5.632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160246">
            <text:p>3.160246</text:p>
          </table:table-cell>
          <table:table-cell office:value-type="float" office:value="9.031554">
            <text:p>9.0315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782198">
            <text:p>4.782198</text:p>
          </table:table-cell>
          <table:table-cell office:value-type="float" office:value="4.652685">
            <text:p>4.6526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412069">
            <text:p>2.412069</text:p>
          </table:table-cell>
          <table:table-cell office:value-type="float" office:value="7.045771">
            <text:p>7.04577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47843">
            <text:p>3.547843</text:p>
          </table:table-cell>
          <table:table-cell office:value-type="float" office:value="3.403071">
            <text:p>3.4030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05419">
            <text:p>1.705419</text:p>
          </table:table-cell>
          <table:table-cell office:value-type="float" office:value="5.012031">
            <text:p>5.0120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73934">
            <text:p>2.473934</text:p>
          </table:table-cell>
          <table:table-cell office:value-type="float" office:value="2.334481">
            <text:p>2.3344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158503">
            <text:p>1.158503</text:p>
          </table:table-cell>
          <table:table-cell office:value-type="float" office:value="3.396168">
            <text:p>3.3961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67112">
            <text:p>1.67112</text:p>
          </table:table-cell>
          <table:table-cell office:value-type="float" office:value="1.557915">
            <text:p>1.5579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73708">
            <text:p>0.773708</text:p>
          </table:table-cell>
          <table:table-cell office:value-type="float" office:value="2.25511">
            <text:p>2.255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113996">
            <text:p>1.113996</text:p>
          </table:table-cell>
          <table:table-cell office:value-type="float" office:value="1.030208">
            <text:p>1.0302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13745">
            <text:p>0.513745</text:p>
          </table:table-cell>
          <table:table-cell office:value-type="float" office:value="1.488389">
            <text:p>1.4883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3943">
            <text:p>0.73943</text:p>
          </table:table-cell>
          <table:table-cell office:value-type="float" office:value="0.680282">
            <text:p>0.6802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40739">
            <text:p>0.340739</text:p>
          </table:table-cell>
          <table:table-cell office:value-type="float" office:value="0.982117">
            <text:p>0.9821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90485">
            <text:p>0.490485</text:p>
          </table:table-cell>
          <table:table-cell office:value-type="float" office:value="0.449762">
            <text:p>0.4497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26098">
            <text:p>0.226098</text:p>
          </table:table-cell>
          <table:table-cell office:value-type="float" office:value="0.649104">
            <text:p>0.6491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25532">
            <text:p>0.325532</text:p>
          </table:table-cell>
          <table:table-cell office:value-type="float" office:value="0.297884">
            <text:p>0.2978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0153">
            <text:p>0.150153</text:p>
          </table:table-cell>
          <table:table-cell office:value-type="float" office:value="0.429816">
            <text:p>0.4298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16226">
            <text:p>0.216226</text:p>
          </table:table-cell>
          <table:table-cell office:value-type="float" office:value="0.197607">
            <text:p>0.19760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9794">
            <text:p>0.099794</text:p>
          </table:table-cell>
          <table:table-cell office:value-type="float" office:value="0.285076">
            <text:p>0.2850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3725">
            <text:p>0.143725</text:p>
          </table:table-cell>
          <table:table-cell office:value-type="float" office:value="0.131254">
            <text:p>0.13125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66364">
            <text:p>0.066364</text:p>
          </table:table-cell>
          <table:table-cell office:value-type="float" office:value="0.189313">
            <text:p>0.18931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5585">
            <text:p>0.095585</text:p>
          </table:table-cell>
          <table:table-cell office:value-type="float" office:value="0.087256">
            <text:p>0.087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44152">
            <text:p>0.044152</text:p>
          </table:table-cell>
          <table:table-cell office:value-type="float" office:value="0.125827">
            <text:p>0.1258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63595">
            <text:p>0.063595</text:p>
          </table:table-cell>
          <table:table-cell office:value-type="float" office:value="0.058041">
            <text:p>0.0580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9383">
            <text:p>0.029383</text:p>
          </table:table-cell>
          <table:table-cell office:value-type="float" office:value="0.083681">
            <text:p>0.0836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42323">
            <text:p>0.042323</text:p>
          </table:table-cell>
          <table:table-cell office:value-type="float" office:value="0.038623">
            <text:p>0.0386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9558">
            <text:p>0.019558</text:p>
          </table:table-cell>
          <table:table-cell office:value-type="float" office:value="0.055675">
            <text:p>0.0556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8171">
            <text:p>0.028171</text:p>
          </table:table-cell>
          <table:table-cell office:value-type="float" office:value="0.025708">
            <text:p>0.02570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302">
            <text:p>0.01302</text:p>
          </table:table-cell>
          <table:table-cell office:value-type="float" office:value="0.037053">
            <text:p>0.0370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8753">
            <text:p>0.018753</text:p>
          </table:table-cell>
          <table:table-cell office:value-type="float" office:value="0.017114">
            <text:p>0.0171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8668">
            <text:p>0.008668</text:p>
          </table:table-cell>
          <table:table-cell office:value-type="float" office:value="0.024663">
            <text:p>0.0246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12485">
            <text:p>0.012485</text:p>
          </table:table-cell>
          <table:table-cell office:value-type="float" office:value="0.011394">
            <text:p>0.01139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5771">
            <text:p>0.005771</text:p>
          </table:table-cell>
          <table:table-cell office:value-type="float" office:value="0.016419">
            <text:p>0.0164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8313">
            <text:p>0.008313</text:p>
          </table:table-cell>
          <table:table-cell office:value-type="float" office:value="0.007587">
            <text:p>0.00758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3843">
            <text:p>0.003843</text:p>
          </table:table-cell>
          <table:table-cell office:value-type="float" office:value="0.010931">
            <text:p>0.0109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5535">
            <text:p>0.005535</text:p>
          </table:table-cell>
          <table:table-cell office:value-type="float" office:value="0.005052">
            <text:p>0.00505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2559">
            <text:p>0.002559</text:p>
          </table:table-cell>
          <table:table-cell office:value-type="float" office:value="0.007278">
            <text:p>0.00727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3685">
            <text:p>0.003685</text:p>
          </table:table-cell>
          <table:table-cell office:value-type="float" office:value="0.003364">
            <text:p>0.003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1704">
            <text:p>0.001704</text:p>
          </table:table-cell>
          <table:table-cell office:value-type="float" office:value="0.004846">
            <text:p>0.00484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2454">
            <text:p>0.002454</text:p>
          </table:table-cell>
          <table:table-cell office:value-type="float" office:value="0.00224">
            <text:p>0.0022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1134">
            <text:p>0.001134</text:p>
          </table:table-cell>
          <table:table-cell office:value-type="float" office:value="0.003226">
            <text:p>0.0032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1634">
            <text:p>0.001634</text:p>
          </table:table-cell>
          <table:table-cell office:value-type="float" office:value="0.001491">
            <text:p>0.00149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755">
            <text:p>0.000755</text:p>
          </table:table-cell>
          <table:table-cell office:value-type="float" office:value="0.002148">
            <text:p>0.00214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088">
            <text:p>0.001088</text:p>
          </table:table-cell>
          <table:table-cell office:value-type="float" office:value="0.000993">
            <text:p>0.00099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503">
            <text:p>0.000503</text:p>
          </table:table-cell>
          <table:table-cell office:value-type="float" office:value="0.00143">
            <text:p>0.0014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724">
            <text:p>0.000724</text:p>
          </table:table-cell>
          <table:table-cell office:value-type="float" office:value="0.000661">
            <text:p>0.00066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0335">
            <text:p>0.000335</text:p>
          </table:table-cell>
          <table:table-cell office:value-type="float" office:value="0.000952">
            <text:p>0.00095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0482">
            <text:p>0.000482</text:p>
          </table:table-cell>
          <table:table-cell office:value-type="float" office:value="0.00044">
            <text:p>0.0004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223">
            <text:p>0.000223</text:p>
          </table:table-cell>
          <table:table-cell office:value-type="float" office:value="0.000634">
            <text:p>0.00063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10T15:35:14</meta:creation-date>
    <meta:generator>LibreOffice/3.5$Linux_X86_64 LibreOffice_project/350m1$Build-2</meta:generator>
    <dc:date>2014-10-10T16:14:21</dc:date>
    <dc:creator>Aldasoro Agustina</dc:creator>
    <meta:editing-duration>P0D</meta:editing-duration>
    <meta:editing-cycles>2</meta:editing-cycles>
    <meta:document-statistic meta:table-count="3" meta:cell-count="838" meta:object-count="0"/>
  </office:meta>
</office:document-meta>
</file>